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 style:list-style-name="L3">
      <style:text-properties style:use-window-font-color="true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1881751609032190" text:style-name="L3">
        <text:list-item>
          <text:p text:style-name="P2">Pripomienky dátumov spotreby (notifikácie) – dorobiť. Ak je urobené, tak povedať ako testovať, napríklad, že pripomienka je o 8.00... Jednoducho povedať algoritmus.</text:p>
        </text:list-item>
        <text:list-item>
          <text:p text:style-name="P2">Treba rozdeliť funkcie výberu zo zoznamu a výber iba načítaním TAG-u. Teda dve obrazovky. Jedna tá čo je, ak kliknem na svinku a dá mi hľadaná položka a nájdená položka. Druhá obrazovka iba to čo som prečítal s možnosťou výberu. <text:span text:style-name="T1">Musí sa zobrazovať to čo je v databáze, nie v TAG-u, ak TAG v databáze nie je tak iba prázdny text.</text:span></text:p>
        </text:list-item>
        <text:list-item>
          <text:p text:style-name="P2"><text:span text:style-name="T2">Pri výbere EAN tak ako pri TAG dve obrazovky na jednej musí byť zobrazené čo hľadám.</text:span></text:p>
        </text:list-item>
        <text:list-item>
          <text:p text:style-name="P2">Nedovoliť zmazať či už zariadenie, pozícia, tovar keď je použité v položke, tak sa nemôže dať zmazať (Primary key – Foreigen key)</text:p>
        </text:list-item>
        <text:list-item>
          <text:p text:style-name="P2">Pri editácii hmotnosti v detailnom popise ukázať len numerickú klávesnicu.</text:p>
        </text:list-item>
        <text:list-item>
          <text:p text:style-name="P2">Keď sa spustí aplikácia tak nie je prioritne nastavená na snímanie NFC, spustí sa iná aplikácia, až pri navolení <text:s/>napr. zápis na TAG alebo výber, tak sa aktivuje. Treba už na úvod aplikácie navoliť NFC a potom nejako reagovať.</text:p>
        </text:list-item>
        <text:list-item>
          <text:p text:style-name="P2"><text:span text:style-name="T2">V prehľade ťuknutím na svinku na manuálne vloženú položku zobrazí zoznam všetkých položiek. Malo by zobraziť len označenú položku a ponúknuť jej výber </text:span></text:p>
        </text:list-item>
        <text:list-item>
          <text:p text:style-name="P2"><text:span text:style-name="T2"/></text:p>
        </text:list-item>
        <text:list-item>
          <text:p text:style-name="P2"><text:span text:style-name="T2">V prehľade pod ikonu kategórie dať spôsob vloženie TAG, EAN, Manual</text:span></text:p>
        </text:list-item>
        <text:list-item>
          <text:p text:style-name="P2"><text:span text:style-name="T2">Taktiež by bolo vhodné nejak užívateľovi povedať, že ťuknutím na svinku je výber a ťuknutím na popis, tak editácia položky. Možno oddeliť zvislou čiarou.</text:span></text:p>
        </text:list-item>
        <text:list-item>
          <text:p text:style-name="P2"><text:span text:style-name="T3">Pri vkladaní novej kategórie času expirácie dať popis že je to v dňoch (ako pri hmotnosti je to v "g")</text:span></text:p>
        </text:list-item>
        <text:list-item>
          <text:p text:style-name="P2"><text:span text:style-name="T3">Začať riešiť aktiváciu aplikácie kódom</text:span></text:p>
        </text:list-item>
        <text:list-item>
          <text:p text:style-name="P2"><text:span text:style-name="T3">Pri výbere EAN ak mám viac položiek s rovnakým EAN a dám odstrániť najekú položku, tak vymaže prvú.</text:span></text:p>
        </text:list-item>
      </text:list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26T09:29:11.86</meta:creation-date>
    <dc:date>2022-05-26T11:02:27.85</dc:date>
    <dc:creator>Daniel Martinko</dc:creator>
    <meta:editing-duration>PT1H33M15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2" meta:word-count="283" meta:character-count="1643"/>
  </office:meta>
</office:document-meta>
</file>